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 fo:line-height="100%" fo:background-color="#F6F8FA"/>
      <style:text-properties style:font-name="Segoe UI" style:font-name-asian="Times New Roman" style:font-name-complex="Segoe UI" fo:color="#24292E" fo:font-size="10.5pt" style:font-size-asian="10.5pt" style:font-size-complex="10.5pt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9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10" style:parent-style-name="Normal" style:family="paragraph">
      <style:paragraph-properties fo:margin-bottom="0in" fo:line-height="100%" fo:background-color="#F6F8FA"/>
      <style:text-properties style:font-name="Segoe UI" style:font-name-asian="Times New Roman" style:font-name-complex="Segoe UI" fo:color="#24292E" fo:font-size="10.5pt" style:font-size-asian="10.5pt" style:font-size-complex="10.5pt"/>
    </style:style>
    <style:style style:name="P1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12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TableColumn14" style:family="table-column">
      <style:table-column-properties style:column-width="0.5208in"/>
    </style:style>
    <style:style style:name="TableColumn15" style:family="table-column">
      <style:table-column-properties style:column-width="0.552in"/>
    </style:style>
    <style:style style:name="Table13" style:family="table">
      <style:table-properties style:width="1.0729in" fo:margin-left="-0.3645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" style:parent-style-name="Normal" style:family="paragraph">
      <style:paragraph-properties fo:margin-bottom="0in" fo:line-height="100%" fo:background-color="#F6F8FA"/>
      <style:text-properties style:font-name="Segoe UI" style:font-name-asian="Times New Roman" style:font-name-complex="Segoe UI" fo:color="#24292E" fo:font-size="9pt" style:font-size-asian="9pt" style:font-size-complex="9pt"/>
    </style:style>
    <style:style style:name="TableCell19" style:family="table-cell">
      <style:table-cell-properties fo:border="none" style:writing-mode="lr-tb" fo:padding-top="0in" fo:padding-left="0.1041in" fo:padding-bottom="0in" fo:padding-right="0.1041in"/>
    </style:style>
    <style:style style:name="P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Cell24" style:family="table-cell">
      <style:table-cell-properties fo:border="none" style:writing-mode="lr-tb" fo:padding-top="0in" fo:padding-left="0.1041in" fo:padding-bottom="0in" fo:padding-right="0.1041in"/>
    </style:style>
    <style:style style:name="P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Cell29" style:family="table-cell">
      <style:table-cell-properties fo:border="none" style:writing-mode="lr-tb" fo:padding-top="0in" fo:padding-left="0.1041in" fo:padding-bottom="0in" fo:padding-right="0.1041in"/>
    </style:style>
    <style:style style:name="P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Cell34" style:family="table-cell">
      <style:table-cell-properties fo:border="none" style:writing-mode="lr-tb" fo:padding-top="0in" fo:padding-left="0.1041in" fo:padding-bottom="0in" fo:padding-right="0.1041in"/>
    </style:style>
    <style:style style:name="P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Cell39" style:family="table-cell">
      <style:table-cell-properties fo:border="none" style:writing-mode="lr-tb" fo:padding-top="0in" fo:padding-left="0.1041in" fo:padding-bottom="0in" fo:padding-right="0.1041in"/>
    </style:style>
    <style:style style:name="P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Cell44" style:family="table-cell">
      <style:table-cell-properties fo:border="none" style:writing-mode="lr-tb" fo:padding-top="0in" fo:padding-left="0.1041in" fo:padding-bottom="0in" fo:padding-right="0.1041in"/>
    </style:style>
    <style:style style:name="P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TableCell49" style:family="table-cell">
      <style:table-cell-properties fo:border="none" style:writing-mode="lr-tb" fo:padding-top="0in" fo:padding-left="0.1041in" fo:padding-bottom="0in" fo:padding-right="0.1041in"/>
    </style:style>
    <style:style style:name="P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color="#24292E" fo:font-size="9pt" style:font-size-asian="9pt" style:font-size-complex="9pt"/>
    </style:style>
    <style:style style:name="P5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size="8pt" style:font-size-asian="8pt" style:font-size-complex="8pt"/>
    </style:style>
    <style:style style:name="P53" style:parent-style-name="Normal" style:family="paragraph">
      <style:text-properties fo:font-size="8pt" style:font-size-asian="8pt" style:font-size-complex="8pt"/>
    </style:style>
    <style:style style:name="P54" style:parent-style-name="Normal" style:family="paragraph">
      <style:text-properties fo:font-size="8pt" style:font-size-asian="8pt" style:font-size-complex="8pt"/>
    </style:style>
    <style:style style:name="P55" style:parent-style-name="Normal" style:family="paragraph">
      <style:text-properties fo:font-size="8pt" style:font-size-asian="8pt" style:font-size-complex="8pt"/>
    </style:style>
    <style:style style:name="P56" style:parent-style-name="Normal" style:family="paragraph">
      <style:text-properties fo:font-size="8pt" style:font-size-asian="8pt" style:font-size-complex="8pt"/>
    </style:style>
    <style:style style:name="P57" style:parent-style-name="Normal" style:family="paragraph">
      <style:text-properties fo:font-size="8pt" style:font-size-asian="8pt" style:font-size-complex="8pt"/>
    </style:style>
    <style:style style:name="P58" style:parent-style-name="Normal" style:family="paragraph">
      <style:text-properties fo:font-size="8pt" style:font-size-asian="8pt" style:font-size-complex="8pt"/>
    </style:style>
    <style:style style:name="P59" style:parent-style-name="Normal" style:family="paragraph">
      <style:text-properties fo:font-size="8pt" style:font-size-asian="8pt" style:font-size-complex="8pt"/>
    </style:style>
    <style:style style:name="P60" style:parent-style-name="Normal" style:family="paragraph">
      <style:text-properties fo:font-size="8pt" style:font-size-asian="8pt" style:font-size-complex="8pt"/>
    </style:style>
    <style:style style:name="P61" style:parent-style-name="Normal" style:family="paragraph">
      <style:text-properties fo:font-size="8pt" style:font-size-asian="8pt" style:font-size-complex="8pt"/>
    </style:style>
    <style:style style:name="P6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1" style:parent-style-name="Normal" style:family="paragraph">
      <style:text-properties fo:font-size="9pt" style:font-size-asian="9pt" style:font-size-complex="9pt"/>
    </style:style>
    <style:style style:name="P72" style:parent-style-name="Normal" style:family="paragraph">
      <style:text-properties fo:font-size="9pt" style:font-size-asian="9pt" style:font-size-complex="9pt"/>
    </style:style>
    <style:style style:name="P73" style:parent-style-name="Normal" style:family="paragraph">
      <style:text-properties fo:font-size="9pt" style:font-size-asian="9pt" style:font-size-complex="9pt"/>
    </style:style>
    <style:style style:name="P74" style:parent-style-name="Normal" style:family="paragraph">
      <style:text-properties fo:font-size="9pt" style:font-size-asian="9pt" style:font-size-complex="9pt"/>
    </style:style>
    <style:style style:name="P75" style:parent-style-name="Normal" style:family="paragraph">
      <style:text-properties fo:font-size="9pt" style:font-size-asian="9pt" style:font-size-complex="9pt"/>
    </style:style>
    <style:style style:name="P76" style:parent-style-name="Normal" style:family="paragraph">
      <style:text-properties fo:font-size="9pt" style:font-size-asian="9pt" style:font-size-complex="9pt"/>
    </style:style>
    <style:style style:name="P7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size="9pt" style:font-size-asian="9pt" style:font-size-complex="9pt"/>
    </style:style>
    <style:style style:name="P79" style:parent-style-name="Normal" style:family="paragraph">
      <style:text-properties fo:font-size="9pt" style:font-size-asian="9pt" style:font-size-complex="9pt"/>
    </style:style>
    <style:style style:name="P80" style:parent-style-name="Normal" style:family="paragraph">
      <style:text-properties fo:font-size="9pt" style:font-size-asian="9pt" style:font-size-complex="9pt"/>
    </style:style>
    <style:style style:name="P81" style:parent-style-name="Normal" style:family="paragraph">
      <style:text-properties fo:font-size="9pt" style:font-size-asian="9pt" style:font-size-complex="9pt"/>
    </style:style>
    <style:style style:name="P82" style:parent-style-name="Normal" style:family="paragraph">
      <style:text-properties fo:font-size="9pt" style:font-size-asian="9pt" style:font-size-complex="9pt"/>
    </style:style>
    <style:style style:name="P83" style:parent-style-name="Normal" style:family="paragraph">
      <style:text-properties fo:font-size="9pt" style:font-size-asian="9pt" style:font-size-complex="9pt"/>
    </style:style>
    <style:style style:name="P84" style:parent-style-name="Normal" style:family="paragraph">
      <style:text-properties fo:font-size="9pt" style:font-size-asian="9pt" style:font-size-complex="9pt"/>
    </style:style>
    <style:style style:name="P85" style:parent-style-name="Normal" style:family="paragraph">
      <style:text-properties fo:font-size="9pt" style:font-size-asian="9pt" style:font-size-complex="9pt"/>
    </style:style>
    <style:style style:name="P8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P9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P11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sting</text:p>
      <text:p text:style-name="P2"/>
      <text:p text:style-name="P3">-Using random graph generating function to create graphs for testing centralities</text:p>
      <text:p text:style-name="P4"/>
      <text:p text:style-name="P5"/>
      <text:p text:style-name="P6">Test case 1<text:s/>: (v =5, e=6)</text:p>
      <text:p text:style-name="P7"> </text:p>
      <text:p text:style-name="P8">Top of Form</text:p>
      <text:p text:style-name="P9">Bottom of Form</text:p>
      <text:p text:style-name="P10"> </text:p>
      <text:p text:style-name="P11">Top of Form</text:p>
      <text:p text:style-name="P12">Bottom of Form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5 6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0 1 1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1 3 1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3 4 1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>4 2 3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>2 0 1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2 3 1</text:p>
          </table:table-cell>
        </table:table-row>
      </table:table>
      <text:p text:style-name="P51">Test 1 output:</text:p>
      <text:p text:style-name="P52">0.571429</text:p>
      <text:p text:style-name="P53">0.666667</text:p>
      <text:p text:style-name="P54">0.666667</text:p>
      <text:p text:style-name="P55">0.8</text:p>
      <text:p text:style-name="P56">0.5</text:p>
      <text:p text:style-name="P57">g(0) = 0.5</text:p>
      <text:p text:style-name="P58">g(1) = 1</text:p>
      <text:p text:style-name="P59">g(2) = 1</text:p>
      <text:p text:style-name="P60">g(3) = 3.5</text:p>
      <text:p text:style-name="P61">g(4) = 0</text:p>
      <text:p text:style-name="P62">Test<text:s/>1<text:s/>time:</text:p>
      <text:p text:style-name="Normal">closeness time: 0.009 sec</text:p>
      <text:p text:style-name="Normal">betweenness time: 0.044 sec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Test case<text:s/>2 : (v =4, e=5)</text:p>
      <text:p text:style-name="P71">4 5</text:p>
      <text:p text:style-name="P72">0 1 1</text:p>
      <text:p text:style-name="P73">1 1 3</text:p>
      <text:p text:style-name="P74">3 2 4</text:p>
      <text:p text:style-name="P75">2 0 10</text:p>
      <text:p text:style-name="P76">0 3 5</text:p>
      <text:p text:style-name="P77">Test 2 output:</text:p>
      <text:p text:style-name="P78">0.2</text:p>
      <text:p text:style-name="P79">0.176471</text:p>
      <text:p text:style-name="P80">0.130435</text:p>
      <text:p text:style-name="P81">0.2</text:p>
      <text:p text:style-name="P82">g(0) = 2</text:p>
      <text:p text:style-name="P83">g(1) = 0</text:p>
      <text:p text:style-name="P84">g(2) = 0</text:p>
      <text:p text:style-name="P85">g(3) = 2</text:p>
      <text:p text:style-name="Normal"/>
      <text:p text:style-name="P86">Time:</text:p>
      <text:p text:style-name="Normal">closeness time: 0.008 sec</text:p>
      <text:p text:style-name="Normal">betweenness time: 0.02 sec</text:p>
      <text:p text:style-name="Normal"/>
      <text:p text:style-name="Normal"/>
      <text:p text:style-name="Normal"/>
      <text:p text:style-name="Normal"/>
      <text:soft-page-break/>
      <text:p text:style-name="P87">Test case<text:s/>3 : (v =72, e=910)</text:p>
      <text:p text:style-name="Normal"/>
      <text:p text:style-name="Normal"><draw:frame draw:z-index="0" draw:id="id0" draw:style-name="a0" draw:name="Object 14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88">Test 3 output:</text:p>
      <text:p text:style-name="Normal"/>
      <text:p text:style-name="Normal"><draw:frame draw:z-index="0" draw:id="id1" draw:style-name="a1" draw:name="Object 9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P89">Test 3 time:</text:p>
      <text:p text:style-name="Normal">closeness time: 10.021 sec</text:p>
      <text:p text:style-name="Normal">betweenness time: 749.201 se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0">Test case<text:s/>4 : (v =47, e=987)</text:p>
      <text:p text:style-name="Normal"/>
      <text:p text:style-name="Normal"><draw:frame draw:z-index="0" draw:id="id2" draw:style-name="a2" draw:name="Object 16" text:anchor-type="as-char" svg:x="0in" svg:y="0in" svg:width="1.07292in" svg:height="0.687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91">Test 4 output:</text:p>
      <text:p text:style-name="P92"/>
      <text:p text:style-name="Normal"><text:span text:style-name="T93"><draw:frame draw:z-index="0" draw:id="id3" draw:style-name="a3" draw:name="Object 17" text:anchor-type="as-char" svg:x="0in" svg:y="0in" svg:width="1.07292in" svg:height="0.6875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94"/>
      <text:p text:style-name="P95">Test 4 time:</text:p>
      <text:p text:style-name="P96">closeness time: 3.999 sec</text:p>
      <text:p text:style-name="P97">betweenness time: 194.303 sec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Test case<text:s/>5 : (v =61, e=683)</text:p>
      <text:p text:style-name="P112"><text:s/></text:p>
      <text:p text:style-name="Normal"><text:span text:style-name="T113"><text:s text:c="5"/></text:span><text:span text:style-name="T114"><draw:frame draw:z-index="0" draw:id="id4" draw:style-name="a4" draw:name="Object 28" text:anchor-type="as-char" svg:x="0in" svg:y="0in" svg:width="1.07292in" svg:height="0.6875in" style:rel-width="scale" style:rel-height="scale"><draw:object-ole draw:class-id="0003000C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115">Test 5 output:</text:p>
      <text:p text:style-name="P116"><text:s/></text:p>
      <text:p text:style-name="Normal"><text:span text:style-name="T117"><text:s text:c="4"/></text:span><text:span text:style-name="T118"><draw:frame draw:z-index="0" draw:id="id5" draw:style-name="a5" draw:name="Object 29" text:anchor-type="as-char" svg:x="0in" svg:y="0in" svg:width="1.07292in" svg:height="0.6875in" style:rel-width="scale" style:rel-height="scale"><draw:object-ole draw:class-id="0003000C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p text:style-name="P119"/>
      <text:p text:style-name="P120">Test 5 time:</text:p>
      <text:p text:style-name="P121"/>
      <text:p text:style-name="P122">closeness time: 5.818 sec</text:p>
      <text:p text:style-name="Normal"><text:span text:style-name="T123">betweenness time: 385.782 se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shoy abdelsayed</meta:initial-creator>
    <dc:creator>beshoy abdelsayed</dc:creator>
    <meta:creation-date>2019-06-24T22:53:00Z</meta:creation-date>
    <dc:date>2019-06-24T22:53:00Z</dc:date>
    <meta:template xlink:href="Normal.dotm" xlink:type="simple"/>
    <meta:editing-cycles>2</meta:editing-cycles>
    <meta:editing-duration>PT60S</meta:editing-duration>
    <meta:document-statistic meta:page-count="5" meta:paragraph-count="2" meta:word-count="167" meta:character-count="1120" meta:row-count="7" meta:non-whitespace-character-count="955"/>
  </office:meta>
</office:document-meta>
</file>